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cf3b" officeooo:paragraph-rsid="001fcf3b"/>
    </style:style>
    <style:style style:name="P2" style:family="paragraph" style:parent-style-name="Standard">
      <style:text-properties style:font-name="Arial" officeooo:rsid="00213273" officeooo:paragraph-rsid="00213273"/>
    </style:style>
    <style:style style:name="P3" style:family="paragraph" style:parent-style-name="Standard">
      <style:text-properties style:font-name="Arial" fo:font-weight="bold" officeooo:rsid="00213273" officeooo:paragraph-rsid="00213273" style:font-weight-asian="bold" style:font-weight-complex="bold"/>
    </style:style>
    <style:style style:name="P4" style:family="paragraph" style:parent-style-name="Standard">
      <style:text-properties style:font-name="Arial" officeooo:rsid="0021d7c7" officeooo:paragraph-rsid="0021d7c7"/>
    </style:style>
    <style:style style:name="P5" style:family="paragraph" style:parent-style-name="Standard">
      <style:text-properties fo:color="#ff7f00" style:font-name="Arial" fo:font-weight="bold" officeooo:rsid="001fcf3b" officeooo:paragraph-rsid="001fcf3b" style:font-weight-asian="bold" style:font-weight-complex="bold"/>
    </style:style>
    <style:style style:name="P6" style:family="paragraph" style:parent-style-name="Standard">
      <style:text-properties fo:color="#ff7f00" style:font-name="Arial" fo:font-weight="bold" officeooo:rsid="00213273" officeooo:paragraph-rsid="00213273" style:font-weight-asian="bold" style:font-weight-complex="bold"/>
    </style:style>
    <style:style style:name="P7" style:family="paragraph" style:parent-style-name="Standard">
      <style:text-properties fo:color="#ff7f00" style:font-name="Arial" fo:font-weight="bold" officeooo:rsid="00226da0" officeooo:paragraph-rsid="00226da0" style:font-weight-asian="bold" style:font-weight-complex="bold"/>
    </style:style>
    <style:style style:name="P8" style:family="paragraph" style:parent-style-name="Standard">
      <style:text-properties fo:color="#ff7f00" style:font-name="Arial" officeooo:rsid="00213273" officeooo:paragraph-rsid="00213273"/>
    </style:style>
    <style:style style:name="P9" style:family="paragraph" style:parent-style-name="Standard">
      <style:text-properties fo:color="#ff7f00" style:font-name="Arial" officeooo:rsid="0021d7c7" officeooo:paragraph-rsid="0021d7c7"/>
    </style:style>
    <style:style style:name="P10" style:family="paragraph" style:parent-style-name="Standard">
      <style:text-properties fo:color="#ff7f00" style:font-name="Arial" fo:font-weight="normal" officeooo:rsid="00226da0" officeooo:paragraph-rsid="00226da0" style:font-weight-asian="normal" style:font-weight-complex="normal"/>
    </style:style>
    <style:style style:name="P11" style:family="paragraph" style:parent-style-name="Standard">
      <style:text-properties fo:color="#ffff00" style:font-name="Arial" fo:font-weight="bold" officeooo:rsid="00213273" officeooo:paragraph-rsid="00213273" style:font-weight-asian="bold" style:font-weight-complex="bold"/>
    </style:style>
    <style:style style:name="P12" style:family="paragraph" style:parent-style-name="Standard">
      <style:text-properties fo:color="#000000" style:font-name="Arial" fo:font-weight="normal" officeooo:rsid="00226da0" officeooo:paragraph-rsid="00226da0" style:font-weight-asian="normal" style:font-weight-complex="normal"/>
    </style:style>
    <style:style style:name="P13" style:family="paragraph" style:parent-style-name="Standard">
      <style:text-properties fo:color="#000000" style:font-name="Arial" fo:font-weight="normal" officeooo:rsid="0022d596" officeooo:paragraph-rsid="0022d596" style:font-weight-asian="normal" style:font-weight-complex="normal"/>
    </style:style>
    <style:style style:name="P14" style:family="paragraph" style:parent-style-name="Standard">
      <style:text-properties fo:color="#008000" style:font-name="Arial" fo:font-weight="normal" officeooo:rsid="00226da0" officeooo:paragraph-rsid="00226da0" style:font-weight-asian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00" fo:font-weight="bold" style:font-weight-asian="bold" style:font-weight-complex="bold"/>
    </style:style>
    <style:style style:name="T3" style:family="text">
      <style:text-properties officeooo:rsid="0021d7c7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8000" fo:font-weight="normal" style:font-weight-asian="normal" style:font-weight-complex="normal"/>
    </style:style>
    <style:style style:name="T6" style:family="text">
      <style:text-properties fo:color="#008000" fo:font-weight="normal" officeooo:rsid="0021d7c7" style:font-weight-asian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0.078cm" fo:min-width="0.4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draw:auto-grow-height="false" fo:min-height="0.573cm" fo:min-width="1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397cm" fo:min-width="0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34cm" fo:min-width="0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phores de Loran (Croatie) </text:p>
      <text:p text:style-name="P1">- origines des argiles employées pour la fabrication des amphores ?</text:p>
      <text:p text:style-name="P1">- constituer un référentiel de la production : circulation ?</text:p>
      <text:p text:style-name="P1">- argiles local ou exporté ?</text:p>
      <text:p text:style-name="P1">- aucune correspondance entre les amphores de Loron et les sédiments</text:p>
      <text:p text:style-name="P1">→ mélange de sédiments </text:p>
      <text:p text:style-name="P1"/>
      <text:p text:style-name="P6">Céramique archéologique = ? </text:p>
      <text:p text:style-name="P2">- sédiments argileux = minéraux argileux + inclusions non plastiques</text:p>
      <text:p text:style-name="P2">- dégraissant (lithique, organiques)</text:p>
      <text:p text:style-name="P2">céramique : minéraux argileux + sédiments argileux </text:p>
      <text:p text:style-name="P2"/>
      <text:p text:style-name="P6">Apport de l’apporche ethnographique </text:p>
      <text:p text:style-name="P2">Questionnement autour des matières premières </text:p>
      <text:p text:style-name="P11">→ archéologique </text:p>
      <text:p text:style-name="P2">Connaître la variablilté en ressources en matières premières d’un territoire et la stratégie d’approvisionnement au cours du temps. </text:p>
      <text:p text:style-name="P2">Traitement apporté aux matières première </text:p>
      <text:p text:style-name="P2"><text:span text:style-name="T2">→ archéométrique</text:span> </text:p>
      <text:p text:style-name="P2">Éprouver nos modèles en analysant l’ensemble de la chaîne opératoire </text:p>
      <text:p text:style-name="P2">=&gt; un référentiel pour l’archéologie intégrant les pratiques</text:p>
      <text:p text:style-name="P2">= peut aussi joué un rôle avec l’ethnographie </text:p>
      <text:p text:style-name="P2"/>
      <text:p text:style-name="P6">Approche arméométrique </text:p>
      <text:p text:style-name="P2">Matériaux = <text:s text:c="2"/>→ expérimentation </text:p>
      <text:p text:style-name="P2"><text:tab/><text:tab/>→ sciences physiques</text:p>
      <text:p text:style-name="P2"><text:tab/><text:tab/>→ Chimie </text:p>
      <text:p text:style-name="P2"><text:tab/><text:tab/>→ Sciences de la terre</text:p>
      <text:p text:style-name="P2"><text:span text:style-name="T1">Comment ?</text:span> Méthodes de laboratoire ; terrain ; expérimentation </text:p>
      <text:p text:style-name="P2">→ les notion de stratégies d’occupation de territoires et des informations d’ordre économique (ciruclation et diffusion) </text:p>
      <text:p text:style-name="P2">→procédés de fabrication </text:p>
      <text:p text:style-name="P3">R<text:span text:style-name="T3">é</text:span>ponse : </text:p>
      <text:p text:style-name="P2">- environnementales : provenance des matériaux utilisés</text:p>
      <text:p text:style-name="P2">- anthropologiques : les tratemens appliqués à la matière première</text:p>
      <text:p text:style-name="P2"/>
      <text:p text:style-name="P6"><text:span text:style-name="T5">Exemple du Sénégal : La Vallée de la Falémé </text:span><text:span text:style-name="T6">(Nadia Quentin)</text:span><text:span text:style-name="T3"> </text:span></text:p>
      <text:p text:style-name="P2">Objectif général : Reconstituer une histoire et une anthropologie des techniques au Sénégal oriental. </text:p>
      <text:p text:style-name="P8">Objectif liés à la céramiques :</text:p>
      <text:p text:style-name="P2"><text:span text:style-name="T4">1. </text:span>Documentation des productions céramique de la Falémé et leurs liens avec les identité, l’histoire du peuplement et le développement des royaumes pré coloniaux </text:p>
      <text:p text:style-name="P2"><text:span text:style-name="T4">2.</text:span> Const<text:span text:style-name="T3">it</text:span>uer des référentiels dans les domaines techniques(pâtes, façonnage décors, cuisson) et fonctionnel (morphométrie + reconnaissance des dépôts et usures)</text:p>
      <text:p text:style-name="P4">Quelles démarche analytique ? </text:p>
      <text:p text:style-name="P4"><draw:custom-shape text:anchor-type="paragraph" draw:z-index="0" draw:name="Forme1" draw:style-name="gr1" svg:width="0.465cm" svg:height="0.156cm" svg:x="-0.319cm" svg:y="0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3" draw:style-name="gr3" draw:text-style-name="P15" svg:width="0.772cm" svg:height="0.398cm" svg:x="4.378cm" svg:y="0.176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" draw:name="Forme2" draw:style-name="gr2" draw:text-style-name="P15" svg:width="1.92cm" svg:height="0.574cm" svg:x="-0.296cm" svg:y="0.462cm"><text:p/><draw:enhanced-geometry svg:viewBox="0 0 841 854" draw:mirror-horizontal="false" draw:mirror-vertical="false" draw:type="non-primitive" draw:enhanced-path="M 517 247 L 517 415 264 415 264 0 0 0 0 680 517 680 517 854 841 547 517 247 Z N"/></draw:custom-shape> Sources-provenances --→ </text:p>
      <text:p text:style-name="P4"><draw:custom-shape text:anchor-type="paragraph" draw:z-index="3" draw:name="Forme4" draw:style-name="gr4" svg:width="0.242cm" svg:height="0.839cm" svg:x="4.577cm" svg:y="0.4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20"/>pratiques culturelles </text:p>
      <text:p text:style-name="P4"><text:s text:c="18"/></text:p>
      <text:p text:style-name="P4"/>
      <text:p text:style-name="P4"><text:s/>pratiques potières(paramétres environnentaux + paramétres fonctionnels + parmétres culturel) <text:s/>→ </text:p>
      <text:p text:style-name="P9">apport de l’ethnographie à nos questionnement </text:p>
      <text:p text:style-name="P9"><text:soft-page-break/>quels sens donner aux groupes de composition chimique et ou pétrographiques ? </text:p>
      <text:p text:style-name="P4">→ groupes culturel ? </text:p>
      <text:p text:style-name="P4">→ entités politique ? </text:p>
      <text:p text:style-name="P4">→ sphères d’endogamie ? </text:p>
      <text:p text:style-name="P4">→ communautés de production </text:p>
      <text:p text:style-name="P2"/>
      <text:p text:style-name="P7">Laboratoire : Archéomatériaux et Prévision de l’Altération </text:p>
      <text:p text:style-name="P12">axe de recherche du LAPA :</text:p>
      <text:p text:style-name="P12">- conservation + corrosion à très long terme </text:p>
      <text:p text:style-name="P12">- histoire des technique + provenance + datation</text:p>
      <text:p text:style-name="P12"/>
      <text:p text:style-name="P14">Exemple : Cathédrale de Bourges : date de construction 1195 1214 </text:p>
      <text:p text:style-name="P12">- datation du C14(carbone) du fer de la cathédrale</text:p>
      <text:p text:style-name="P12">extraire le carbone = pour réaliser les datations </text:p>
      <text:p text:style-name="P12">La plus part des dates sont en accord avec la construction </text:p>
      <text:p text:style-name="P12">→ Analyse des éléments de chaînage : 3phases bien identifié : Est, Nord et Sud </text:p>
      <text:p text:style-name="P10">Mais ce fer vient d’où ? </text:p>
      <text:p text:style-name="P12">- forêt d’Allogny = 8sites + 144 scories</text:p>
      <text:p text:style-name="P12">- Région de Nozières = 5 sites + 75 scories+ 5 demi-produit</text:p>
      <text:p text:style-name="P13">= font analyse discriminante qui montre la compatibilité des fers de la cathédrale de Bourges avec les scories de la forêt d’Alogny + la région de Nozières + on sait pas 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09:30:20.944000000</meta:creation-date>
    <meta:generator>LibreOffice/5.3.7.2$Windows_X86_64 LibreOffice_project/6b8ed514a9f8b44d37a1b96673cbbdd077e24059</meta:generator>
    <dc:date>2018-03-09T10:18:29.661000000</dc:date>
    <meta:editing-duration>PT14M36S</meta:editing-duration>
    <meta:editing-cycles>2</meta:editing-cycles>
    <meta:document-statistic meta:table-count="0" meta:image-count="0" meta:object-count="0" meta:page-count="2" meta:paragraph-count="59" meta:word-count="464" meta:character-count="3093" meta:non-whitespace-character-count="2598"/>
  </office:meta>
</office:document-meta>
</file>